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Source Han Serif CN" svg:font-family="'Source Han Serif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4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1"/>
          <table:table-cell office:value-type="string" calcext:value-type="string">
            <text:p>beta</text:p>
          </table:table-cell>
          <table:table-cell table:formula="of:=SUM([.L4:.L20])/17" office:value-type="float" office:value="0.27331314488278" calcext:value-type="float">
            <text:p>0.27331314488278</text:p>
          </table:table-cell>
          <table:table-cell/>
          <table:table-cell table:formula="of:=SUM([.N4:.N20])/SUM([.L4:.L20])" office:value-type="float" office:value="0.314592014530912" calcext:value-type="float">
            <text:p>0.314592014530912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Z0=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 table:formula="of:=SUM([.H4:.H20])/17" office:value-type="float" office:value="2.04239293686688" calcext:value-type="float">
            <text:p>2.04239293686688</text:p>
          </table:table-cell>
          <table:table-cell/>
          <table:table-cell table:formula="of:==(SUMPRODUCT([.H4:.H20];[.L4:.L20]))/SUM([.L4:.L20])" office:value-type="float" office:value="1.73022252032326" calcext:value-type="float">
            <text:p>1.73022252032326</text:p>
          </table:table-cell>
          <table:table-cell/>
          <table:table-cell table:formula="of:=SUMPRODUCT([.H4:.H20];[.N4:.N20])/SUM([.N4:.N20])" office:value-type="float" office:value="1.66915810735721" calcext:value-type="float">
            <text:p>1.66915810735721</text:p>
          </table:table-cell>
          <table:table-cell/>
          <table:table-cell office:value-type="string" calcext:value-type="string">
            <text:p>A</text:p>
          </table:table-cell>
          <table:table-cell table:formula="of:=SUM([.I4:.I20])/17" office:value-type="float" office:value="8.72141687148547" calcext:value-type="float">
            <text:p>8.72141687148547</text:p>
          </table:table-cell>
          <table:table-cell table:formula="of:=SUMPRODUCT([.K4:.K20];[.I4:.I20])/SUM([.L4:.L20])" office:value-type="float" office:value="1.91955887868307" calcext:value-type="float">
            <text:p>1.91955887868307</text:p>
          </table:table-cell>
          <table:table-cell table:formula="of:=SUMPRODUCT([.M4:.M20];[.I4:.I20])/SUM([.N4:.N20])" office:value-type="float" office:value="-0.234538207921884" calcext:value-type="float">
            <text:p>-0.234538207921884</text:p>
          </table:table-cell>
          <table:table-cell table:formula="of:=SUMPRODUCT([.O4:.O20];[.I4:.I20])/SUM([.P4:.P20])" office:value-type="float" office:value="0.00877800988658253" calcext:value-type="float">
            <text:p>0.008778009886583</text:p>
          </table:table-cell>
          <table:table-cell table:number-columns-repeated="1003"/>
        </table:table-row>
        <table:table-row table:style-name="ro3">
          <table:table-cell table:number-columns-repeated="2"/>
          <table:table-cell office:value-type="string" calcext:value-type="string">
            <text:p>水位Z</text:p>
          </table:table-cell>
          <table:table-cell office:value-type="string" calcext:value-type="string">
            <text:p>流量Q’</text:p>
          </table:table-cell>
          <table:table-cell office:value-type="string" calcext:value-type="string">
            <text:p>断面面积</text:p>
          </table:table-cell>
          <table:table-cell office:value-type="string" calcext:value-type="string">
            <text:p>平均流速</text:p>
          </table:table-cell>
          <table:table-cell office:value-type="string" calcext:value-type="string">
            <text:p>Z-Z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1^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2^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3^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流量Q’</text:p>
          </table:table-cell>
          <table:table-cell/>
          <table:table-cell office:value-type="string" calcext:value-type="string">
            <text:p>S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44.35" calcext:value-type="float">
            <text:p>44.35</text:p>
          </table:table-cell>
          <table:table-cell office:value-type="float" office:value="531" calcext:value-type="float">
            <text:p>531</text:p>
          </table:table-cell>
          <table:table-cell office:value-type="float" office:value="1210" calcext:value-type="float">
            <text:p>1210</text:p>
          </table:table-cell>
          <table:table-cell table:formula="of:=[.D4]/[.E4]" office:value-type="float" office:value="0.438842975206612" calcext:value-type="float">
            <text:p>0.438842975206612</text:p>
          </table:table-cell>
          <table:table-cell table:formula="of:=[.C4]-[.$D$2]" office:value-type="float" office:value="2.35" calcext:value-type="float">
            <text:p>2.35</text:p>
          </table:table-cell>
          <table:table-cell table:formula="of:=LN([.G4])" office:value-type="float" office:value="0.854415328156068" calcext:value-type="float">
            <text:p>0.854415328156068</text:p>
          </table:table-cell>
          <table:table-cell table:formula="of:=LN([.D4])" office:value-type="float" office:value="6.27476202124194" calcext:value-type="float">
            <text:p>6.27476202124194</text:p>
          </table:table-cell>
          <table:table-cell office:value-type="float" office:value="1" calcext:value-type="float">
            <text:p>1</text:p>
          </table:table-cell>
          <table:table-cell table:formula="of:=[.H4]-[.$K$2]" office:value-type="float" office:value="-1.18797760871081" calcext:value-type="float">
            <text:p>-1.18797760871081</text:p>
          </table:table-cell>
          <table:table-cell table:formula="of:=[.K4]^2" office:value-type="float" office:value="1.41129079879826" calcext:value-type="float">
            <text:p>1.41129079879826</text:p>
          </table:table-cell>
          <table:table-cell table:formula="of:=([.H4]-[.$M$2])*[.K4]-[.$M$1]*[.J4]" office:value-type="float" office:value="0.767126188959736" calcext:value-type="float">
            <text:p>0.767126188959736</text:p>
          </table:table-cell>
          <table:table-cell table:formula="of:=[.M4]^2" office:value-type="float" office:value="0.588482589787889" calcext:value-type="float">
            <text:p>0.588482589787889</text:p>
          </table:table-cell>
          <table:table-cell table:formula="of:=([.H4]-[.$O$2])*[.M4]-[.$O$1]*[.K4]" office:value-type="float" office:value="-0.251282254049082" calcext:value-type="float">
            <text:p>-0.251282254049082</text:p>
          </table:table-cell>
          <table:table-cell table:formula="of:=[.O4]^2" office:value-type="float" office:value="0.0631427711999872" calcext:value-type="float">
            <text:p>0.063142771199987</text:p>
          </table:table-cell>
          <table:table-cell table:formula="of:=EXP([.$R$2]+[.$S$2]*[.K4])" office:value-type="float" office:value="627.048509339561" calcext:value-type="float">
            <text:p>627.048509339561</text:p>
          </table:table-cell>
          <table:table-cell table:formula="of:=EXP([.$R$2]+[.$S$2]*[.K4]+[.$T$2]*[.M4])" office:value-type="float" office:value="523.796632671261" calcext:value-type="float">
            <text:p>523.796632671261</text:p>
          </table:table-cell>
          <table:table-cell table:formula="of:=EXP([.$R$2]+[.$S$2]*[.K4]+[.$T$2]*[.M4]+[.$U$2]*[.O4])" office:value-type="float" office:value="522.642537296106" calcext:value-type="float">
            <text:p>522.642537296106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[.T4]-[.Q4]" office:value-type="float" office:value="-96.0485093395608" calcext:value-type="float">
            <text:p>-96.048509339560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45.45" calcext:value-type="float">
            <text:p>45.45</text:p>
          </table:table-cell>
          <table:table-cell office:value-type="float" office:value="1200" calcext:value-type="float">
            <text:p>1200</text:p>
          </table:table-cell>
          <table:table-cell office:value-type="float" office:value="1580" calcext:value-type="float">
            <text:p>1580</text:p>
          </table:table-cell>
          <table:table-cell table:formula="of:=[.D5]/[.E5]" office:value-type="float" office:value="0.759493670886076" calcext:value-type="float">
            <text:p>0.759493670886076</text:p>
          </table:table-cell>
          <table:table-cell table:formula="of:=[.C5]-[.$D$2]" office:value-type="float" office:value="3.45" calcext:value-type="float">
            <text:p>3.45</text:p>
          </table:table-cell>
          <table:table-cell table:formula="of:=LN([.G5])" office:value-type="float" office:value="1.23837423104327" calcext:value-type="float">
            <text:p>1.23837423104327</text:p>
          </table:table-cell>
          <table:table-cell table:formula="of:=LN([.D5])" office:value-type="float" office:value="7.09007683577609" calcext:value-type="float">
            <text:p>7.09007683577609</text:p>
          </table:table-cell>
          <table:table-cell office:value-type="float" office:value="1" calcext:value-type="float">
            <text:p>1</text:p>
          </table:table-cell>
          <table:table-cell table:formula="of:=[.H5]-[.$K$2]" office:value-type="float" office:value="-0.804018705823613" calcext:value-type="float">
            <text:p>-0.804018705823613</text:p>
          </table:table-cell>
          <table:table-cell table:formula="of:=[.K5]^2" office:value-type="float" office:value="0.646446079314278" calcext:value-type="float">
            <text:p>0.646446079314278</text:p>
          </table:table-cell>
          <table:table-cell table:formula="of:=([.H5]-[.$M$2])*[.K5]-[.$M$1]*[.J5]" office:value-type="float" office:value="0.122142080125679" calcext:value-type="float">
            <text:p>0.122142080125679</text:p>
          </table:table-cell>
          <table:table-cell table:formula="of:=[.M5]^2" office:value-type="float" office:value="0.0149186877374277" calcext:value-type="float">
            <text:p>0.014918687737428</text:p>
          </table:table-cell>
          <table:table-cell table:formula="of:=([.H5]-[.$O$2])*[.M5]-[.$O$1]*[.K5]" office:value-type="float" office:value="0.200321025648" calcext:value-type="float">
            <text:p>0.200321025648</text:p>
          </table:table-cell>
          <table:table-cell table:formula="of:=[.O5]^2" office:value-type="float" office:value="0.0401285133166666" calcext:value-type="float">
            <text:p>0.040128513316667</text:p>
          </table:table-cell>
          <table:table-cell table:formula="of:=EXP([.$R$2]+[.$S$2]*[.K5])" office:value-type="float" office:value="1310.3579538641" calcext:value-type="float">
            <text:p>1310.3579538641</text:p>
          </table:table-cell>
          <table:table-cell table:formula="of:=EXP([.$R$2]+[.$S$2]*[.K5]+[.$T$2]*[.M5])" office:value-type="float" office:value="1273.35272453626" calcext:value-type="float">
            <text:p>1273.35272453626</text:p>
          </table:table-cell>
          <table:table-cell table:formula="of:=EXP([.$R$2]+[.$S$2]*[.K5]+[.$T$2]*[.M5]+[.$U$2]*[.O5])" office:value-type="float" office:value="1275.59378314598" calcext:value-type="float">
            <text:p>1275.5937831459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formula="of:=[.T5]-[.Q5]" office:value-type="float" office:value="-110.357953864103" calcext:value-type="float">
            <text:p>-110.357953864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46.41" calcext:value-type="float">
            <text:p>46.41</text:p>
          </table:table-cell>
          <table:table-cell office:value-type="float" office:value="2230" calcext:value-type="float">
            <text:p>2230</text:p>
          </table:table-cell>
          <table:table-cell office:value-type="float" office:value="1980" calcext:value-type="float">
            <text:p>1980</text:p>
          </table:table-cell>
          <table:table-cell table:formula="of:=[.D6]/[.E6]" office:value-type="float" office:value="1.12626262626263" calcext:value-type="float">
            <text:p>1.12626262626263</text:p>
          </table:table-cell>
          <table:table-cell table:formula="of:=[.C6]-[.$D$2]" office:value-type="float" office:value="4.41" calcext:value-type="float">
            <text:p>4.41</text:p>
          </table:table-cell>
          <table:table-cell table:formula="of:=LN([.G6])" office:value-type="float" office:value="1.48387468945875" calcext:value-type="float">
            <text:p>1.48387468945875</text:p>
          </table:table-cell>
          <table:table-cell table:formula="of:=LN([.D6])" office:value-type="float" office:value="7.70975686445417" calcext:value-type="float">
            <text:p>7.70975686445417</text:p>
          </table:table-cell>
          <table:table-cell office:value-type="float" office:value="1" calcext:value-type="float">
            <text:p>1</text:p>
          </table:table-cell>
          <table:table-cell table:formula="of:=[.H6]-[.$K$2]" office:value-type="float" office:value="-0.558518247408129" calcext:value-type="float">
            <text:p>-0.558518247408129</text:p>
          </table:table-cell>
          <table:table-cell table:formula="of:=[.K6]^2" office:value-type="float" office:value="0.311942632687847" calcext:value-type="float">
            <text:p>0.311942632687847</text:p>
          </table:table-cell>
          <table:table-cell table:formula="of:=([.H6]-[.$M$2])*[.K6]-[.$M$1]*[.J6]" office:value-type="float" office:value="-0.13572338613554" calcext:value-type="float">
            <text:p>-0.13572338613554</text:p>
          </table:table-cell>
          <table:table-cell table:formula="of:=[.M6]^2" office:value-type="float" office:value="0.0184208375440969" calcext:value-type="float">
            <text:p>0.018420837544097</text:p>
          </table:table-cell>
          <table:table-cell table:formula="of:=([.H6]-[.$O$2])*[.M6]-[.$O$1]*[.K6]" office:value-type="float" office:value="0.200852673476342" calcext:value-type="float">
            <text:p>0.200852673476342</text:p>
          </table:table-cell>
          <table:table-cell table:formula="of:=[.O6]^2" office:value-type="float" office:value="0.0403417964425939" calcext:value-type="float">
            <text:p>0.040341796442594</text:p>
          </table:table-cell>
          <table:table-cell table:formula="of:=EXP([.$R$2]+[.$S$2]*[.K6])" office:value-type="float" office:value="2099.19288795796" calcext:value-type="float">
            <text:p>2099.19288795796</text:p>
          </table:table-cell>
          <table:table-cell table:formula="of:=EXP([.$R$2]+[.$S$2]*[.K6]+[.$T$2]*[.M6])" office:value-type="float" office:value="2167.08999518492" calcext:value-type="float">
            <text:p>2167.08999518492</text:p>
          </table:table-cell>
          <table:table-cell table:formula="of:=EXP([.$R$2]+[.$S$2]*[.K6]+[.$T$2]*[.M6]+[.$U$2]*[.O6])" office:value-type="float" office:value="2170.91413300189" calcext:value-type="float">
            <text:p>2170.91413300189</text:p>
          </table:table-cell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  <table:table-cell table:formula="of:=[.T6]-[.Q6]" office:value-type="float" office:value="130.80711204204" calcext:value-type="float">
            <text:p>130.807112042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46.96" calcext:value-type="float">
            <text:p>46.96</text:p>
          </table:table-cell>
          <table:table-cell office:value-type="float" office:value="2820" calcext:value-type="float">
            <text:p>2820</text:p>
          </table:table-cell>
          <table:table-cell office:value-type="float" office:value="2210" calcext:value-type="float">
            <text:p>2210</text:p>
          </table:table-cell>
          <table:table-cell table:formula="of:=[.D7]/[.E7]" office:value-type="float" office:value="1.27601809954751" calcext:value-type="float">
            <text:p>1.27601809954751</text:p>
          </table:table-cell>
          <table:table-cell table:formula="of:=[.C7]-[.$D$2]" office:value-type="float" office:value="4.96" calcext:value-type="float">
            <text:p>4.96</text:p>
          </table:table-cell>
          <table:table-cell table:formula="of:=LN([.G7])" office:value-type="float" office:value="1.60140574073684" calcext:value-type="float">
            <text:p>1.60140574073684</text:p>
          </table:table-cell>
          <table:table-cell table:formula="of:=LN([.D7])" office:value-type="float" office:value="7.94449216393216" calcext:value-type="float">
            <text:p>7.94449216393216</text:p>
          </table:table-cell>
          <table:table-cell office:value-type="float" office:value="1" calcext:value-type="float">
            <text:p>1</text:p>
          </table:table-cell>
          <table:table-cell table:formula="of:=[.H7]-[.$K$2]" office:value-type="float" office:value="-0.440987196130046" calcext:value-type="float">
            <text:p>-0.440987196130046</text:p>
          </table:table-cell>
          <table:table-cell table:formula="of:=[.K7]^2" office:value-type="float" office:value="0.19446970715064" calcext:value-type="float">
            <text:p>0.19446970715064</text:p>
          </table:table-cell>
          <table:table-cell table:formula="of:=([.H7]-[.$M$2])*[.K7]-[.$M$1]*[.J7]" office:value-type="float" office:value="-0.216506594438459" calcext:value-type="float">
            <text:p>-0.216506594438459</text:p>
          </table:table-cell>
          <table:table-cell table:formula="of:=[.M7]^2" office:value-type="float" office:value="0.0468751054353395" calcext:value-type="float">
            <text:p>0.04687510543534</text:p>
          </table:table-cell>
          <table:table-cell table:formula="of:=([.H7]-[.$O$2])*[.M7]-[.$O$1]*[.K7]" office:value-type="float" office:value="0.153399884575012" calcext:value-type="float">
            <text:p>0.153399884575012</text:p>
          </table:table-cell>
          <table:table-cell table:formula="of:=[.O7]^2" office:value-type="float" office:value="0.0235315245876269" calcext:value-type="float">
            <text:p>0.023531524587627</text:p>
          </table:table-cell>
          <table:table-cell table:formula="of:=EXP([.$R$2]+[.$S$2]*[.K7])" office:value-type="float" office:value="2630.46517924352" calcext:value-type="float">
            <text:p>2630.46517924352</text:p>
          </table:table-cell>
          <table:table-cell table:formula="of:=EXP([.$R$2]+[.$S$2]*[.K7]+[.$T$2]*[.M7])" office:value-type="float" office:value="2767.48723590033" calcext:value-type="float">
            <text:p>2767.48723590033</text:p>
          </table:table-cell>
          <table:table-cell table:formula="of:=EXP([.$R$2]+[.$S$2]*[.K7]+[.$T$2]*[.M7]+[.$U$2]*[.O7])" office:value-type="float" office:value="2771.21629405721" calcext:value-type="float">
            <text:p>2771.21629405721</text:p>
          </table:table-cell>
          <table:table-cell office:value-type="float" office:value="2820" calcext:value-type="float">
            <text:p>2820</text:p>
          </table:table-cell>
          <table:table-cell office:value-type="float" office:value="1" calcext:value-type="float">
            <text:p>1</text:p>
          </table:table-cell>
          <table:table-cell table:formula="of:=[.T7]-[.Q7]" office:value-type="float" office:value="189.534820756479" calcext:value-type="float">
            <text:p>189.534820756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47.58" calcext:value-type="float">
            <text:p>47.58</text:p>
          </table:table-cell>
          <table:table-cell office:value-type="float" office:value="3510" calcext:value-type="float">
            <text:p>3510</text:p>
          </table:table-cell>
          <table:table-cell office:value-type="float" office:value="2470" calcext:value-type="float">
            <text:p>2470</text:p>
          </table:table-cell>
          <table:table-cell table:formula="of:=[.D8]/[.E8]" office:value-type="float" office:value="1.42105263157895" calcext:value-type="float">
            <text:p>1.42105263157895</text:p>
          </table:table-cell>
          <table:table-cell table:formula="of:=[.C8]-[.$D$2]" office:value-type="float" office:value="5.58" calcext:value-type="float">
            <text:p>5.58</text:p>
          </table:table-cell>
          <table:table-cell table:formula="of:=LN([.G8])" office:value-type="float" office:value="1.71918877639322" calcext:value-type="float">
            <text:p>1.71918877639322</text:p>
          </table:table-cell>
          <table:table-cell table:formula="of:=LN([.D8])" office:value-type="float" office:value="8.16337131645991" calcext:value-type="float">
            <text:p>8.16337131645991</text:p>
          </table:table-cell>
          <table:table-cell office:value-type="float" office:value="1" calcext:value-type="float">
            <text:p>1</text:p>
          </table:table-cell>
          <table:table-cell table:formula="of:=[.H8]-[.$K$2]" office:value-type="float" office:value="-0.323204160473663" calcext:value-type="float">
            <text:p>-0.323204160473663</text:p>
          </table:table-cell>
          <table:table-cell table:formula="of:=[.K8]^2" office:value-type="float" office:value="0.104460929347485" calcext:value-type="float">
            <text:p>0.104460929347485</text:p>
          </table:table-cell>
          <table:table-cell table:formula="of:=([.H8]-[.$M$2])*[.K8]-[.$M$1]*[.J8]" office:value-type="float" office:value="-0.269746992938989" calcext:value-type="float">
            <text:p>-0.269746992938989</text:p>
          </table:table-cell>
          <table:table-cell table:formula="of:=[.M8]^2" office:value-type="float" office:value="0.0727634401996267" calcext:value-type="float">
            <text:p>0.072763440199627</text:p>
          </table:table-cell>
          <table:table-cell table:formula="of:=([.H8]-[.$O$2])*[.M8]-[.$O$1]*[.K8]" office:value-type="float" office:value="0.0881818254209913" calcext:value-type="float">
            <text:p>0.088181825420991</text:p>
          </table:table-cell>
          <table:table-cell table:formula="of:=[.O8]^2" office:value-type="float" office:value="0.00777603433457818" calcext:value-type="float">
            <text:p>0.007776034334578</text:p>
          </table:table-cell>
          <table:table-cell table:formula="of:=EXP([.$R$2]+[.$S$2]*[.K8])" office:value-type="float" office:value="3297.7887781138" calcext:value-type="float">
            <text:p>3297.7887781138</text:p>
          </table:table-cell>
          <table:table-cell table:formula="of:=EXP([.$R$2]+[.$S$2]*[.K8]+[.$T$2]*[.M8])" office:value-type="float" office:value="3513.16785399539" calcext:value-type="float">
            <text:p>3513.16785399539</text:p>
          </table:table-cell>
          <table:table-cell table:formula="of:=EXP([.$R$2]+[.$S$2]*[.K8]+[.$T$2]*[.M8]+[.$U$2]*[.O8])" office:value-type="float" office:value="3515.88831275513" calcext:value-type="float">
            <text:p>3515.88831275513</text:p>
          </table:table-cell>
          <table:table-cell office:value-type="float" office:value="3510" calcext:value-type="float">
            <text:p>3510</text:p>
          </table:table-cell>
          <table:table-cell office:value-type="float" office:value="1" calcext:value-type="float">
            <text:p>1</text:p>
          </table:table-cell>
          <table:table-cell table:formula="of:=[.T8]-[.Q8]" office:value-type="float" office:value="212.211221886204" calcext:value-type="float">
            <text:p>212.211221886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48.76" calcext:value-type="float">
            <text:p>48.76</text:p>
          </table:table-cell>
          <table:table-cell office:value-type="float" office:value="4950" calcext:value-type="float">
            <text:p>4950</text:p>
          </table:table-cell>
          <table:table-cell office:value-type="float" office:value="3020" calcext:value-type="float">
            <text:p>3020</text:p>
          </table:table-cell>
          <table:table-cell table:formula="of:=[.D9]/[.E9]" office:value-type="float" office:value="1.63907284768212" calcext:value-type="float">
            <text:p>1.63907284768212</text:p>
          </table:table-cell>
          <table:table-cell table:formula="of:=[.C9]-[.$D$2]" office:value-type="float" office:value="6.76" calcext:value-type="float">
            <text:p>6.76</text:p>
          </table:table-cell>
          <table:table-cell table:formula="of:=LN([.G9])" office:value-type="float" office:value="1.91102289005487" calcext:value-type="float">
            <text:p>1.91102289005487</text:p>
          </table:table-cell>
          <table:table-cell table:formula="of:=LN([.D9])" office:value-type="float" office:value="8.50714285556274" calcext:value-type="float">
            <text:p>8.50714285556274</text:p>
          </table:table-cell>
          <table:table-cell office:value-type="float" office:value="1" calcext:value-type="float">
            <text:p>1</text:p>
          </table:table-cell>
          <table:table-cell table:formula="of:=[.H9]-[.$K$2]" office:value-type="float" office:value="-0.13137004681201" calcext:value-type="float">
            <text:p>-0.13137004681201</text:p>
          </table:table-cell>
          <table:table-cell table:formula="of:=[.K9]^2" office:value-type="float" office:value="0.0172580891993896" calcext:value-type="float">
            <text:p>0.01725808919939</text:p>
          </table:table-cell>
          <table:table-cell table:formula="of:=([.H9]-[.$M$2])*[.K9]-[.$M$1]*[.J9]" office:value-type="float" office:value="-0.29706489791805" calcext:value-type="float">
            <text:p>-0.29706489791805</text:p>
          </table:table-cell>
          <table:table-cell table:formula="of:=[.M9]^2" office:value-type="float" office:value="0.0882475535750614" calcext:value-type="float">
            <text:p>0.088247553575061</text:p>
          </table:table-cell>
          <table:table-cell table:formula="of:=([.H9]-[.$O$2])*[.M9]-[.$O$1]*[.K9]" office:value-type="float" office:value="-0.0305215693064435" calcext:value-type="float">
            <text:p>-0.030521569306444</text:p>
          </table:table-cell>
          <table:table-cell table:formula="of:=[.O9]^2" office:value-type="float" office:value="0.000931566192928032" calcext:value-type="float">
            <text:p>0.000931566192928</text:p>
          </table:table-cell>
          <table:table-cell table:formula="of:=EXP([.$R$2]+[.$S$2]*[.K9])" office:value-type="float" office:value="4765.91265944546" calcext:value-type="float">
            <text:p>4765.91265944546</text:p>
          </table:table-cell>
          <table:table-cell table:formula="of:=EXP([.$R$2]+[.$S$2]*[.K9]+[.$T$2]*[.M9])" office:value-type="float" office:value="5109.80948911236" calcext:value-type="float">
            <text:p>5109.80948911236</text:p>
          </table:table-cell>
          <table:table-cell table:formula="of:=EXP([.$R$2]+[.$S$2]*[.K9]+[.$T$2]*[.M9]+[.$U$2]*[.O9])" office:value-type="float" office:value="5108.44065929376" calcext:value-type="float">
            <text:p>5108.44065929376</text:p>
          </table:table-cell>
          <table:table-cell office:value-type="float" office:value="4950" calcext:value-type="float">
            <text:p>4950</text:p>
          </table:table-cell>
          <table:table-cell office:value-type="float" office:value="1" calcext:value-type="float">
            <text:p>1</text:p>
          </table:table-cell>
          <table:table-cell table:formula="of:=[.T9]-[.Q9]" office:value-type="float" office:value="184.087340554542" calcext:value-type="float">
            <text:p>184.0873405545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49.03" calcext:value-type="float">
            <text:p>49.03</text:p>
          </table:table-cell>
          <table:table-cell office:value-type="float" office:value="5690" calcext:value-type="float">
            <text:p>5690</text:p>
          </table:table-cell>
          <table:table-cell office:value-type="float" office:value="3250" calcext:value-type="float">
            <text:p>3250</text:p>
          </table:table-cell>
          <table:table-cell table:formula="of:=[.D10]/[.E10]" office:value-type="float" office:value="1.75076923076923" calcext:value-type="float">
            <text:p>1.75076923076923</text:p>
          </table:table-cell>
          <table:table-cell table:formula="of:=[.C10]-[.$D$2]" office:value-type="float" office:value="7.03" calcext:value-type="float">
            <text:p>7.03</text:p>
          </table:table-cell>
          <table:table-cell table:formula="of:=LN([.G10])" office:value-type="float" office:value="1.95018670582257" calcext:value-type="float">
            <text:p>1.95018670582257</text:p>
          </table:table-cell>
          <table:table-cell table:formula="of:=LN([.D10])" office:value-type="float" office:value="8.64646552712038" calcext:value-type="float">
            <text:p>8.64646552712038</text:p>
          </table:table-cell>
          <table:table-cell office:value-type="float" office:value="1" calcext:value-type="float">
            <text:p>1</text:p>
          </table:table-cell>
          <table:table-cell table:formula="of:=[.H10]-[.$K$2]" office:value-type="float" office:value="-0.0922062310443086" calcext:value-type="float">
            <text:p>-0.092206231044309</text:p>
          </table:table-cell>
          <table:table-cell table:formula="of:=[.K10]^2" office:value-type="float" office:value="0.00850198904339642" calcext:value-type="float">
            <text:p>0.008501989043396</text:p>
          </table:table-cell>
          <table:table-cell table:formula="of:=([.H10]-[.$M$2])*[.K10]-[.$M$1]*[.J10]" office:value-type="float" office:value="-0.293595213392402" calcext:value-type="float">
            <text:p>-0.293595213392402</text:p>
          </table:table-cell>
          <table:table-cell table:formula="of:=[.M10]^2" office:value-type="float" office:value="0.0861981493269302" calcext:value-type="float">
            <text:p>0.08619814932693</text:p>
          </table:table-cell>
          <table:table-cell table:formula="of:=([.H10]-[.$O$2])*[.M10]-[.$O$1]*[.K10]" office:value-type="float" office:value="-0.0535013073592758" calcext:value-type="float">
            <text:p>-0.053501307359276</text:p>
          </table:table-cell>
          <table:table-cell table:formula="of:=[.O10]^2" office:value-type="float" office:value="0.0028623898891517" calcext:value-type="float">
            <text:p>0.002862389889152</text:p>
          </table:table-cell>
          <table:table-cell table:formula="of:=EXP([.$R$2]+[.$S$2]*[.K10])" office:value-type="float" office:value="5138.01235353759" calcext:value-type="float">
            <text:p>5138.01235353759</text:p>
          </table:table-cell>
          <table:table-cell table:formula="of:=EXP([.$R$2]+[.$S$2]*[.K10]+[.$T$2]*[.M10])" office:value-type="float" office:value="5504.27794583446" calcext:value-type="float">
            <text:p>5504.27794583446</text:p>
          </table:table-cell>
          <table:table-cell table:formula="of:=EXP([.$R$2]+[.$S$2]*[.K10]+[.$T$2]*[.M10]+[.$U$2]*[.O10])" office:value-type="float" office:value="5501.69355114276" calcext:value-type="float">
            <text:p>5501.69355114276</text:p>
          </table:table-cell>
          <table:table-cell office:value-type="float" office:value="5690" calcext:value-type="float">
            <text:p>5690</text:p>
          </table:table-cell>
          <table:table-cell office:value-type="float" office:value="1" calcext:value-type="float">
            <text:p>1</text:p>
          </table:table-cell>
          <table:table-cell table:formula="of:=[.T10]-[.Q10]" office:value-type="float" office:value="551.987646462409" calcext:value-type="float">
            <text:p>551.987646462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0.6" calcext:value-type="float">
            <text:p>50.6</text:p>
          </table:table-cell>
          <table:table-cell office:value-type="float" office:value="7490" calcext:value-type="float">
            <text:p>7490</text:p>
          </table:table-cell>
          <table:table-cell office:value-type="float" office:value="3880" calcext:value-type="float">
            <text:p>3880</text:p>
          </table:table-cell>
          <table:table-cell table:formula="of:=[.D11]/[.E11]" office:value-type="float" office:value="1.93041237113402" calcext:value-type="float">
            <text:p>1.93041237113402</text:p>
          </table:table-cell>
          <table:table-cell table:formula="of:=[.C11]-[.$D$2]" office:value-type="float" office:value="8.6" calcext:value-type="float">
            <text:p>8.6</text:p>
          </table:table-cell>
          <table:table-cell table:formula="of:=LN([.G11])" office:value-type="float" office:value="2.15176220325946" calcext:value-type="float">
            <text:p>2.15176220325946</text:p>
          </table:table-cell>
          <table:table-cell table:formula="of:=LN([.D11])" office:value-type="float" office:value="8.92132407651127" calcext:value-type="float">
            <text:p>8.92132407651127</text:p>
          </table:table-cell>
          <table:table-cell office:value-type="float" office:value="1" calcext:value-type="float">
            <text:p>1</text:p>
          </table:table-cell>
          <table:table-cell table:formula="of:=[.H11]-[.$K$2]" office:value-type="float" office:value="0.10936926639258" calcext:value-type="float">
            <text:p>0.10936926639258</text:p>
          </table:table-cell>
          <table:table-cell table:formula="of:=[.K11]^2" office:value-type="float" office:value="0.0119616364312511" calcext:value-type="float">
            <text:p>0.011961636431251</text:p>
          </table:table-cell>
          <table:table-cell table:formula="of:=([.H11]-[.$M$2])*[.K11]-[.$M$1]*[.J11]" office:value-type="float" office:value="-0.227209659004687" calcext:value-type="float">
            <text:p>-0.227209659004687</text:p>
          </table:table-cell>
          <table:table-cell table:formula="of:=[.M11]^2" office:value-type="float" office:value="0.051624229145026" calcext:value-type="float">
            <text:p>0.051624229145026</text:p>
          </table:table-cell>
          <table:table-cell table:formula="of:=([.H11]-[.$O$2])*[.M11]-[.$O$1]*[.K11]" office:value-type="float" office:value="-0.144059009906427" calcext:value-type="float">
            <text:p>-0.144059009906427</text:p>
          </table:table-cell>
          <table:table-cell table:formula="of:=[.O11]^2" office:value-type="float" office:value="0.0207529983352199" calcext:value-type="float">
            <text:p>0.02075299833522</text:p>
          </table:table-cell>
          <table:table-cell table:formula="of:=EXP([.$R$2]+[.$S$2]*[.K11])" office:value-type="float" office:value="7565.52950515026" calcext:value-type="float">
            <text:p>7565.52950515026</text:p>
          </table:table-cell>
          <table:table-cell table:formula="of:=EXP([.$R$2]+[.$S$2]*[.K11]+[.$T$2]*[.M11])" office:value-type="float" office:value="7979.62713240691" calcext:value-type="float">
            <text:p>7979.62713240691</text:p>
          </table:table-cell>
          <table:table-cell table:formula="of:=EXP([.$R$2]+[.$S$2]*[.K11]+[.$T$2]*[.M11]+[.$U$2]*[.O11])" office:value-type="float" office:value="7969.54286102336" calcext:value-type="float">
            <text:p>7969.54286102336</text:p>
          </table:table-cell>
          <table:table-cell office:value-type="float" office:value="7490" calcext:value-type="float">
            <text:p>7490</text:p>
          </table:table-cell>
          <table:table-cell office:value-type="float" office:value="0" calcext:value-type="float">
            <text:p>0</text:p>
          </table:table-cell>
          <table:table-cell table:formula="of:=[.T11]-[.Q11]" office:value-type="float" office:value="-75.5295051502626" calcext:value-type="float">
            <text:p>-75.5295051502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.68" calcext:value-type="float">
            <text:p>51.68</text:p>
          </table:table-cell>
          <table:table-cell office:value-type="float" office:value="10200" calcext:value-type="float">
            <text:p>10200</text:p>
          </table:table-cell>
          <table:table-cell office:value-type="float" office:value="4400" calcext:value-type="float">
            <text:p>4400</text:p>
          </table:table-cell>
          <table:table-cell table:formula="of:=[.D12]/[.E12]" office:value-type="float" office:value="2.31818181818182" calcext:value-type="float">
            <text:p>2.31818181818182</text:p>
          </table:table-cell>
          <table:table-cell table:formula="of:=[.C12]-[.$D$2]" office:value-type="float" office:value="9.68" calcext:value-type="float">
            <text:p>9.68</text:p>
          </table:table-cell>
          <table:table-cell table:formula="of:=LN([.G12])" office:value-type="float" office:value="2.27006190128849" calcext:value-type="float">
            <text:p>2.27006190128849</text:p>
          </table:table-cell>
          <table:table-cell table:formula="of:=LN([.D12])" office:value-type="float" office:value="9.23014299927236" calcext:value-type="float">
            <text:p>9.23014299927236</text:p>
          </table:table-cell>
          <table:table-cell office:value-type="float" office:value="1" calcext:value-type="float">
            <text:p>1</text:p>
          </table:table-cell>
          <table:table-cell table:formula="of:=[.H12]-[.$K$2]" office:value-type="float" office:value="0.227668964421603" calcext:value-type="float">
            <text:p>0.227668964421603</text:p>
          </table:table-cell>
          <table:table-cell table:formula="of:=[.K12]^2" office:value-type="float" office:value="0.0518331573608053" calcext:value-type="float">
            <text:p>0.051833157360805</text:p>
          </table:table-cell>
          <table:table-cell table:formula="of:=([.H12]-[.$M$2])*[.K12]-[.$M$1]*[.J12]" office:value-type="float" office:value="-0.150408472064428" calcext:value-type="float">
            <text:p>-0.150408472064428</text:p>
          </table:table-cell>
          <table:table-cell table:formula="of:=[.M12]^2" office:value-type="float" office:value="0.0226227084687558" calcext:value-type="float">
            <text:p>0.022622708468756</text:p>
          </table:table-cell>
          <table:table-cell table:formula="of:=([.H12]-[.$O$2])*[.M12]-[.$O$1]*[.K12]" office:value-type="float" office:value="-0.16200385966648" calcext:value-type="float">
            <text:p>-0.16200385966648</text:p>
          </table:table-cell>
          <table:table-cell table:formula="of:=[.O12]^2" office:value-type="float" office:value="0.0262452505468367" calcext:value-type="float">
            <text:p>0.026245250546837</text:p>
          </table:table-cell>
          <table:table-cell table:formula="of:=EXP([.$R$2]+[.$S$2]*[.K12])" office:value-type="float" office:value="9494.242616861" calcext:value-type="float">
            <text:p>9494.242616861</text:p>
          </table:table-cell>
          <table:table-cell table:formula="of:=EXP([.$R$2]+[.$S$2]*[.K12]+[.$T$2]*[.M12])" office:value-type="float" office:value="9835.14414490763" calcext:value-type="float">
            <text:p>9835.14414490763</text:p>
          </table:table-cell>
          <table:table-cell table:formula="of:=EXP([.$R$2]+[.$S$2]*[.K12]+[.$T$2]*[.M12]+[.$U$2]*[.O12])" office:value-type="float" office:value="9821.16780693077" calcext:value-type="float">
            <text:p>9821.16780693077</text:p>
          </table:table-cell>
          <table:table-cell office:value-type="float" office:value="10200" calcext:value-type="float">
            <text:p>10200</text:p>
          </table:table-cell>
          <table:table-cell office:value-type="float" office:value="1" calcext:value-type="float">
            <text:p>1</text:p>
          </table:table-cell>
          <table:table-cell table:formula="of:=[.T12]-[.Q12]" office:value-type="float" office:value="705.757383138996" calcext:value-type="float">
            <text:p>705.7573831389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2.16" calcext:value-type="float">
            <text:p>52.16</text:p>
          </table:table-cell>
          <table:table-cell office:value-type="float" office:value="10300" calcext:value-type="float">
            <text:p>10300</text:p>
          </table:table-cell>
          <table:table-cell office:value-type="float" office:value="4630" calcext:value-type="float">
            <text:p>4630</text:p>
          </table:table-cell>
          <table:table-cell table:formula="of:=[.D13]/[.E13]" office:value-type="float" office:value="2.22462203023758" calcext:value-type="float">
            <text:p>2.22462203023758</text:p>
          </table:table-cell>
          <table:table-cell table:formula="of:=[.C13]-[.$D$2]" office:value-type="float" office:value="10.16" calcext:value-type="float">
            <text:p>10.16</text:p>
          </table:table-cell>
          <table:table-cell table:formula="of:=LN([.G13])" office:value-type="float" office:value="2.31845844215034" calcext:value-type="float">
            <text:p>2.31845844215034</text:p>
          </table:table-cell>
          <table:table-cell table:formula="of:=LN([.D13])" office:value-type="float" office:value="9.23989917421773" calcext:value-type="float">
            <text:p>9.23989917421773</text:p>
          </table:table-cell>
          <table:table-cell office:value-type="float" office:value="1" calcext:value-type="float">
            <text:p>1</text:p>
          </table:table-cell>
          <table:table-cell table:formula="of:=[.H13]-[.$K$2]" office:value-type="float" office:value="0.276065505283453" calcext:value-type="float">
            <text:p>0.276065505283453</text:p>
          </table:table-cell>
          <table:table-cell table:formula="of:=[.K13]^2" office:value-type="float" office:value="0.0762121632074084" calcext:value-type="float">
            <text:p>0.076212163207408</text:p>
          </table:table-cell>
          <table:table-cell table:formula="of:=([.H13]-[.$M$2])*[.K13]-[.$M$1]*[.J13]" office:value-type="float" office:value="-0.110921497897711" calcext:value-type="float">
            <text:p>-0.110921497897711</text:p>
          </table:table-cell>
          <table:table-cell table:formula="of:=[.M13]^2" office:value-type="float" office:value="0.0123035786958719" calcext:value-type="float">
            <text:p>0.012303578695872</text:p>
          </table:table-cell>
          <table:table-cell table:formula="of:=([.H13]-[.$O$2])*[.M13]-[.$O$1]*[.K13]" office:value-type="float" office:value="-0.158869369170355" calcext:value-type="float">
            <text:p>-0.158869369170355</text:p>
          </table:table-cell>
          <table:table-cell table:formula="of:=[.O13]^2" office:value-type="float" office:value="0.0252394764605865" calcext:value-type="float">
            <text:p>0.025239476460587</text:p>
          </table:table-cell>
          <table:table-cell table:formula="of:=EXP([.$R$2]+[.$S$2]*[.K13])" office:value-type="float" office:value="10418.5261738074" calcext:value-type="float">
            <text:p>10418.5261738074</text:p>
          </table:table-cell>
          <table:table-cell table:formula="of:=EXP([.$R$2]+[.$S$2]*[.K13]+[.$T$2]*[.M13])" office:value-type="float" office:value="10693.1239521645" calcext:value-type="float">
            <text:p>10693.1239521645</text:p>
          </table:table-cell>
          <table:table-cell table:formula="of:=EXP([.$R$2]+[.$S$2]*[.K13]+[.$T$2]*[.M13]+[.$U$2]*[.O13])" office:value-type="float" office:value="10678.2221755493" calcext:value-type="float">
            <text:p>10678.2221755493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table:formula="of:=[.T13]-[.Q13]" office:value-type="float" office:value="-118.526173807366" calcext:value-type="float">
            <text:p>-118.5261738073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3.76" calcext:value-type="float">
            <text:p>53.76</text:p>
          </table:table-cell>
          <table:table-cell office:value-type="float" office:value="14500" calcext:value-type="float">
            <text:p>14500</text:p>
          </table:table-cell>
          <table:table-cell office:value-type="float" office:value="5390" calcext:value-type="float">
            <text:p>5390</text:p>
          </table:table-cell>
          <table:table-cell table:formula="of:=[.D14]/[.E14]" office:value-type="float" office:value="2.69016697588126" calcext:value-type="float">
            <text:p>2.69016697588126</text:p>
          </table:table-cell>
          <table:table-cell table:formula="of:=[.C14]-[.$D$2]" office:value-type="float" office:value="11.76" calcext:value-type="float">
            <text:p>11.76</text:p>
          </table:table-cell>
          <table:table-cell table:formula="of:=LN([.G14])" office:value-type="float" office:value="2.46470394247048" calcext:value-type="float">
            <text:p>2.46470394247048</text:p>
          </table:table-cell>
          <table:table-cell table:formula="of:=LN([.D14])" office:value-type="float" office:value="9.58190392840867" calcext:value-type="float">
            <text:p>9.58190392840867</text:p>
          </table:table-cell>
          <table:table-cell office:value-type="float" office:value="1" calcext:value-type="float">
            <text:p>1</text:p>
          </table:table-cell>
          <table:table-cell table:formula="of:=[.H14]-[.$K$2]" office:value-type="float" office:value="0.422311005603599" calcext:value-type="float">
            <text:p>0.422311005603599</text:p>
          </table:table-cell>
          <table:table-cell table:formula="of:=[.K14]^2" office:value-type="float" office:value="0.178346585453923" calcext:value-type="float">
            <text:p>0.178346585453923</text:p>
          </table:table-cell>
          <table:table-cell table:formula="of:=([.H14]-[.$M$2])*[.K14]-[.$M$1]*[.J14]" office:value-type="float" office:value="0.0368664431013733" calcext:value-type="float">
            <text:p>0.036866443101373</text:p>
          </table:table-cell>
          <table:table-cell table:formula="of:=[.M14]^2" office:value-type="float" office:value="0.00135913462694679" calcext:value-type="float">
            <text:p>0.001359134626947</text:p>
          </table:table-cell>
          <table:table-cell table:formula="of:=([.H14]-[.$O$2])*[.M14]-[.$O$1]*[.K14]" office:value-type="float" office:value="-0.103526724746673" calcext:value-type="float">
            <text:p>-0.103526724746673</text:p>
          </table:table-cell>
          <table:table-cell table:formula="of:=[.O14]^2" office:value-type="float" office:value="0.0107177827367734" calcext:value-type="float">
            <text:p>0.010717782736774</text:p>
          </table:table-cell>
          <table:table-cell table:formula="of:=EXP([.$R$2]+[.$S$2]*[.K14])" office:value-type="float" office:value="13795.0858769847" calcext:value-type="float">
            <text:p>13795.0858769847</text:p>
          </table:table-cell>
          <table:table-cell table:formula="of:=EXP([.$R$2]+[.$S$2]*[.K14]+[.$T$2]*[.M14])" office:value-type="float" office:value="13676.3196337476" calcext:value-type="float">
            <text:p>13676.3196337476</text:p>
          </table:table-cell>
          <table:table-cell table:formula="of:=EXP([.$R$2]+[.$S$2]*[.K14]+[.$T$2]*[.M14]+[.$U$2]*[.O14])" office:value-type="float" office:value="13663.8968060123" calcext:value-type="float">
            <text:p>13663.8968060123</text:p>
          </table:table-cell>
          <table:table-cell office:value-type="float" office:value="14500" calcext:value-type="float">
            <text:p>14500</text:p>
          </table:table-cell>
          <table:table-cell office:value-type="float" office:value="1" calcext:value-type="float">
            <text:p>1</text:p>
          </table:table-cell>
          <table:table-cell table:formula="of:=[.T14]-[.Q14]" office:value-type="float" office:value="704.914123015262" calcext:value-type="float">
            <text:p>704.9141230152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5.68" calcext:value-type="float">
            <text:p>55.68</text:p>
          </table:table-cell>
          <table:table-cell office:value-type="float" office:value="18800" calcext:value-type="float">
            <text:p>18800</text:p>
          </table:table-cell>
          <table:table-cell office:value-type="float" office:value="6350" calcext:value-type="float">
            <text:p>6350</text:p>
          </table:table-cell>
          <table:table-cell table:formula="of:=[.D15]/[.E15]" office:value-type="float" office:value="2.96062992125984" calcext:value-type="float">
            <text:p>2.96062992125984</text:p>
          </table:table-cell>
          <table:table-cell table:formula="of:=[.C15]-[.$D$2]" office:value-type="float" office:value="13.68" calcext:value-type="float">
            <text:p>13.68</text:p>
          </table:table-cell>
          <table:table-cell table:formula="of:=LN([.G15])" office:value-type="float" office:value="2.6159349121944" calcext:value-type="float">
            <text:p>2.6159349121944</text:p>
          </table:table-cell>
          <table:table-cell table:formula="of:=LN([.D15])" office:value-type="float" office:value="9.84161214881804" calcext:value-type="float">
            <text:p>9.84161214881804</text:p>
          </table:table-cell>
          <table:table-cell office:value-type="float" office:value="1" calcext:value-type="float">
            <text:p>1</text:p>
          </table:table-cell>
          <table:table-cell table:formula="of:=[.H15]-[.$K$2]" office:value-type="float" office:value="0.573541975327522" calcext:value-type="float">
            <text:p>0.573541975327522</text:p>
          </table:table-cell>
          <table:table-cell table:formula="of:=[.K15]^2" office:value-type="float" office:value="0.328950397462596" calcext:value-type="float">
            <text:p>0.328950397462596</text:p>
          </table:table-cell>
          <table:table-cell table:formula="of:=([.H15]-[.$M$2])*[.K15]-[.$M$1]*[.J15]" office:value-type="float" office:value="0.234680089923059" calcext:value-type="float">
            <text:p>0.234680089923059</text:p>
          </table:table-cell>
          <table:table-cell table:formula="of:=[.M15]^2" office:value-type="float" office:value="0.0550747446062951" calcext:value-type="float">
            <text:p>0.055074744606295</text:p>
          </table:table-cell>
          <table:table-cell table:formula="of:=([.H15]-[.$O$2])*[.M15]-[.$O$1]*[.K15]" office:value-type="float" office:value="0.0417579402599367" calcext:value-type="float">
            <text:p>0.041757940259937</text:p>
          </table:table-cell>
          <table:table-cell table:formula="of:=[.O15]^2" office:value-type="float" office:value="0.00174372557475244" calcext:value-type="float">
            <text:p>0.001743725574752</text:p>
          </table:table-cell>
          <table:table-cell table:formula="of:=EXP([.$R$2]+[.$S$2]*[.K15])" office:value-type="float" office:value="18441.6037119348" calcext:value-type="float">
            <text:p>18441.6037119348</text:p>
          </table:table-cell>
          <table:table-cell table:formula="of:=EXP([.$R$2]+[.$S$2]*[.K15]+[.$T$2]*[.M15])" office:value-type="float" office:value="17453.9805750019" calcext:value-type="float">
            <text:p>17453.9805750019</text:p>
          </table:table-cell>
          <table:table-cell table:formula="of:=EXP([.$R$2]+[.$S$2]*[.K15]+[.$T$2]*[.M15]+[.$U$2]*[.O15])" office:value-type="float" office:value="17460.3795324277" calcext:value-type="float">
            <text:p>17460.3795324277</text:p>
          </table:table-cell>
          <table:table-cell office:value-type="float" office:value="18800" calcext:value-type="float">
            <text:p>18800</text:p>
          </table:table-cell>
          <table:table-cell office:value-type="float" office:value="0" calcext:value-type="float">
            <text:p>0</text:p>
          </table:table-cell>
          <table:table-cell table:formula="of:=[.T15]-[.Q15]" office:value-type="float" office:value="358.396288065225" calcext:value-type="float">
            <text:p>358.3962880652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7.31" calcext:value-type="float">
            <text:p>57.31</text:p>
          </table:table-cell>
          <table:table-cell office:value-type="float" office:value="20700" calcext:value-type="float">
            <text:p>20700</text:p>
          </table:table-cell>
          <table:table-cell office:value-type="float" office:value="7160" calcext:value-type="float">
            <text:p>7160</text:p>
          </table:table-cell>
          <table:table-cell table:formula="of:=[.D16]/[.E16]" office:value-type="float" office:value="2.89106145251397" calcext:value-type="float">
            <text:p>2.89106145251397</text:p>
          </table:table-cell>
          <table:table-cell table:formula="of:=[.C16]-[.$D$2]" office:value-type="float" office:value="15.31" calcext:value-type="float">
            <text:p>15.31</text:p>
          </table:table-cell>
          <table:table-cell table:formula="of:=LN([.G16])" office:value-type="float" office:value="2.72850620966959" calcext:value-type="float">
            <text:p>2.72850620966959</text:p>
          </table:table-cell>
          <table:table-cell table:formula="of:=LN([.D16])" office:value-type="float" office:value="9.93788897925346" calcext:value-type="float">
            <text:p>9.93788897925346</text:p>
          </table:table-cell>
          <table:table-cell office:value-type="float" office:value="1" calcext:value-type="float">
            <text:p>1</text:p>
          </table:table-cell>
          <table:table-cell table:formula="of:=[.H16]-[.$K$2]" office:value-type="float" office:value="0.68611327280271" calcext:value-type="float">
            <text:p>0.68611327280271</text:p>
          </table:table-cell>
          <table:table-cell table:formula="of:=[.K16]^2" office:value-type="float" office:value="0.470751423116047" calcext:value-type="float">
            <text:p>0.470751423116047</text:p>
          </table:table-cell>
          <table:table-cell table:formula="of:=([.H16]-[.$M$2])*[.K16]-[.$M$1]*[.J16]" office:value-type="float" office:value="0.411622544400195" calcext:value-type="float">
            <text:p>0.411622544400195</text:p>
          </table:table-cell>
          <table:table-cell table:formula="of:=[.M16]^2" office:value-type="float" office:value="0.169433119058491" calcext:value-type="float">
            <text:p>0.169433119058491</text:p>
          </table:table-cell>
          <table:table-cell table:formula="of:=([.H16]-[.$O$2])*[.M16]-[.$O$1]*[.K16]" office:value-type="float" office:value="0.220205804591941" calcext:value-type="float">
            <text:p>0.220205804591941</text:p>
          </table:table-cell>
          <table:table-cell table:formula="of:=[.O16]^2" office:value-type="float" office:value="0.0484905963759843" calcext:value-type="float">
            <text:p>0.048490596375984</text:p>
          </table:table-cell>
          <table:table-cell table:formula="of:=EXP([.$R$2]+[.$S$2]*[.K16])" office:value-type="float" office:value="22889.9149209947" calcext:value-type="float">
            <text:p>22889.9149209947</text:p>
          </table:table-cell>
          <table:table-cell table:formula="of:=EXP([.$R$2]+[.$S$2]*[.K16]+[.$T$2]*[.M16])" office:value-type="float" office:value="20783.412720254" calcext:value-type="float">
            <text:p>20783.412720254</text:p>
          </table:table-cell>
          <table:table-cell table:formula="of:=EXP([.$R$2]+[.$S$2]*[.K16]+[.$T$2]*[.M16]+[.$U$2]*[.O16])" office:value-type="float" office:value="20823.6252594103" calcext:value-type="float">
            <text:p>20823.6252594103</text:p>
          </table:table-cell>
          <table:table-cell office:value-type="float" office:value="20700" calcext:value-type="float">
            <text:p>20700</text:p>
          </table:table-cell>
          <table:table-cell office:value-type="float" office:value="0" calcext:value-type="float">
            <text:p>0</text:p>
          </table:table-cell>
          <table:table-cell table:formula="of:=[.T16]-[.Q16]" office:value-type="float" office:value="-2189.91492099469" calcext:value-type="float">
            <text:p>-2189.9149209946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6.98" calcext:value-type="float">
            <text:p>56.98</text:p>
          </table:table-cell>
          <table:table-cell office:value-type="float" office:value="19600" calcext:value-type="float">
            <text:p>19600</text:p>
          </table:table-cell>
          <table:table-cell office:value-type="float" office:value="7010" calcext:value-type="float">
            <text:p>7010</text:p>
          </table:table-cell>
          <table:table-cell table:formula="of:=[.D17]/[.E17]" office:value-type="float" office:value="2.79600570613409" calcext:value-type="float">
            <text:p>2.79600570613409</text:p>
          </table:table-cell>
          <table:table-cell table:formula="of:=[.C17]-[.$D$2]" office:value-type="float" office:value="14.98" calcext:value-type="float">
            <text:p>14.98</text:p>
          </table:table-cell>
          <table:table-cell table:formula="of:=LN([.G17])" office:value-type="float" office:value="2.70671597808907" calcext:value-type="float">
            <text:p>2.70671597808907</text:p>
          </table:table-cell>
          <table:table-cell table:formula="of:=LN([.D17])" office:value-type="float" office:value="9.88328484521861" calcext:value-type="float">
            <text:p>9.88328484521861</text:p>
          </table:table-cell>
          <table:table-cell office:value-type="float" office:value="1" calcext:value-type="float">
            <text:p>1</text:p>
          </table:table-cell>
          <table:table-cell table:formula="of:=[.H17]-[.$K$2]" office:value-type="float" office:value="0.664323041222191" calcext:value-type="float">
            <text:p>0.664323041222191</text:p>
          </table:table-cell>
          <table:table-cell table:formula="of:=[.K17]^2" office:value-type="float" office:value="0.441325103098701" calcext:value-type="float">
            <text:p>0.441325103098701</text:p>
          </table:table-cell>
          <table:table-cell table:formula="of:=([.H17]-[.$M$2])*[.K17]-[.$M$1]*[.J17]" office:value-type="float" office:value="0.375393958713777" calcext:value-type="float">
            <text:p>0.375393958713777</text:p>
          </table:table-cell>
          <table:table-cell table:formula="of:=[.M17]^2" office:value-type="float" office:value="0.140920624238801" calcext:value-type="float">
            <text:p>0.140920624238801</text:p>
          </table:table-cell>
          <table:table-cell table:formula="of:=([.H17]-[.$O$2])*[.M17]-[.$O$1]*[.K17]" office:value-type="float" office:value="0.180502232651282" calcext:value-type="float">
            <text:p>0.180502232651282</text:p>
          </table:table-cell>
          <table:table-cell table:formula="of:=[.O17]^2" office:value-type="float" office:value="0.0325810559920975" calcext:value-type="float">
            <text:p>0.032581055992098</text:p>
          </table:table-cell>
          <table:table-cell table:formula="of:=EXP([.$R$2]+[.$S$2]*[.K17])" office:value-type="float" office:value="21952.2312227677" calcext:value-type="float">
            <text:p>21952.2312227677</text:p>
          </table:table-cell>
          <table:table-cell table:formula="of:=EXP([.$R$2]+[.$S$2]*[.K17]+[.$T$2]*[.M17])" office:value-type="float" office:value="20102.105448356" calcext:value-type="float">
            <text:p>20102.105448356</text:p>
          </table:table-cell>
          <table:table-cell table:formula="of:=EXP([.$R$2]+[.$S$2]*[.K17]+[.$T$2]*[.M17]+[.$U$2]*[.O17])" office:value-type="float" office:value="20133.9814833573" calcext:value-type="float">
            <text:p>20133.9814833573</text:p>
          </table:table-cell>
          <table:table-cell office:value-type="float" office:value="19600" calcext:value-type="float">
            <text:p>19600</text:p>
          </table:table-cell>
          <table:table-cell office:value-type="float" office:value="0" calcext:value-type="float">
            <text:p>0</text:p>
          </table:table-cell>
          <table:table-cell table:formula="of:=[.T17]-[.Q17]" office:value-type="float" office:value="-2352.23122276771" calcext:value-type="float">
            <text:p>-2352.231222767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4.19" calcext:value-type="float">
            <text:p>54.19</text:p>
          </table:table-cell>
          <table:table-cell office:value-type="float" office:value="13700" calcext:value-type="float">
            <text:p>13700</text:p>
          </table:table-cell>
          <table:table-cell office:value-type="float" office:value="5610" calcext:value-type="float">
            <text:p>5610</text:p>
          </table:table-cell>
          <table:table-cell table:formula="of:=[.D18]/[.E18]" office:value-type="float" office:value="2.44206773618538" calcext:value-type="float">
            <text:p>2.44206773618538</text:p>
          </table:table-cell>
          <table:table-cell table:formula="of:=[.C18]-[.$D$2]" office:value-type="float" office:value="12.19" calcext:value-type="float">
            <text:p>12.19</text:p>
          </table:table-cell>
          <table:table-cell table:formula="of:=LN([.G18])" office:value-type="float" office:value="2.50061594349318" calcext:value-type="float">
            <text:p>2.50061594349318</text:p>
          </table:table-cell>
          <table:table-cell table:formula="of:=LN([.D18])" office:value-type="float" office:value="9.52515111181622" calcext:value-type="float">
            <text:p>9.52515111181622</text:p>
          </table:table-cell>
          <table:table-cell office:value-type="float" office:value="1" calcext:value-type="float">
            <text:p>1</text:p>
          </table:table-cell>
          <table:table-cell table:formula="of:=[.H18]-[.$K$2]" office:value-type="float" office:value="0.458223006626298" calcext:value-type="float">
            <text:p>0.458223006626298</text:p>
          </table:table-cell>
          <table:table-cell table:formula="of:=[.K18]^2" office:value-type="float" office:value="0.209968323801644" calcext:value-type="float">
            <text:p>0.209968323801644</text:p>
          </table:table-cell>
          <table:table-cell table:formula="of:=([.H18]-[.$M$2])*[.K18]-[.$M$1]*[.J18]" office:value-type="float" office:value="0.0796988457672654" calcext:value-type="float">
            <text:p>0.079698845767265</text:p>
          </table:table-cell>
          <table:table-cell table:formula="of:=[.M18]^2" office:value-type="float" office:value="0.00635190601663436" calcext:value-type="float">
            <text:p>0.006351906016634</text:p>
          </table:table-cell>
          <table:table-cell table:formula="of:=([.H18]-[.$O$2])*[.M18]-[.$O$1]*[.K18]" office:value-type="float" office:value="-0.0778870689147931" calcext:value-type="float">
            <text:p>-0.077887068914793</text:p>
          </table:table-cell>
          <table:table-cell table:formula="of:=[.O18]^2" office:value-type="float" office:value="0.00606639550413773" calcext:value-type="float">
            <text:p>0.006066395504138</text:p>
          </table:table-cell>
          <table:table-cell table:formula="of:=EXP([.$R$2]+[.$S$2]*[.K18])" office:value-type="float" office:value="14779.5967741358" calcext:value-type="float">
            <text:p>14779.5967741358</text:p>
          </table:table-cell>
          <table:table-cell table:formula="of:=EXP([.$R$2]+[.$S$2]*[.K18]+[.$T$2]*[.M18])" office:value-type="float" office:value="14505.8963098692" calcext:value-type="float">
            <text:p>14505.8963098692</text:p>
          </table:table-cell>
          <table:table-cell table:formula="of:=EXP([.$R$2]+[.$S$2]*[.K18]+[.$T$2]*[.M18]+[.$U$2]*[.O18])" office:value-type="float" office:value="14495.9821129386" calcext:value-type="float">
            <text:p>14495.9821129386</text:p>
          </table:table-cell>
          <table:table-cell office:value-type="float" office:value="13700" calcext:value-type="float">
            <text:p>13700</text:p>
          </table:table-cell>
          <table:table-cell office:value-type="float" office:value="0" calcext:value-type="float">
            <text:p>0</text:p>
          </table:table-cell>
          <table:table-cell table:formula="of:=[.T18]-[.Q18]" office:value-type="float" office:value="-1079.59677413575" calcext:value-type="float">
            <text:p>-1079.596774135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3.01" calcext:value-type="float">
            <text:p>53.01</text:p>
          </table:table-cell>
          <table:table-cell office:value-type="float" office:value="11900" calcext:value-type="float">
            <text:p>11900</text:p>
          </table:table-cell>
          <table:table-cell office:value-type="float" office:value="5050" calcext:value-type="float">
            <text:p>5050</text:p>
          </table:table-cell>
          <table:table-cell table:formula="of:=[.D19]/[.E19]" office:value-type="float" office:value="2.35643564356436" calcext:value-type="float">
            <text:p>2.35643564356436</text:p>
          </table:table-cell>
          <table:table-cell table:formula="of:=[.C19]-[.$D$2]" office:value-type="float" office:value="11.01" calcext:value-type="float">
            <text:p>11.01</text:p>
          </table:table-cell>
          <table:table-cell table:formula="of:=LN([.G19])" office:value-type="float" office:value="2.39880395073459" calcext:value-type="float">
            <text:p>2.39880395073459</text:p>
          </table:table-cell>
          <table:table-cell table:formula="of:=LN([.D19])" office:value-type="float" office:value="9.38429367909962" calcext:value-type="float">
            <text:p>9.38429367909962</text:p>
          </table:table-cell>
          <table:table-cell office:value-type="float" office:value="1" calcext:value-type="float">
            <text:p>1</text:p>
          </table:table-cell>
          <table:table-cell table:formula="of:=[.H19]-[.$K$2]" office:value-type="float" office:value="0.356411013867706" calcext:value-type="float">
            <text:p>0.356411013867706</text:p>
          </table:table-cell>
          <table:table-cell table:formula="of:=[.K19]^2" office:value-type="float" office:value="0.127028810806206" calcext:value-type="float">
            <text:p>0.127028810806206</text:p>
          </table:table-cell>
          <table:table-cell table:formula="of:=([.H19]-[.$M$2])*[.K19]-[.$M$1]*[.J19]" office:value-type="float" office:value="-0.0350233594167578" calcext:value-type="float">
            <text:p>-0.035023359416758</text:p>
          </table:table-cell>
          <table:table-cell table:formula="of:=[.M19]^2" office:value-type="float" office:value="0.0012266357048354" calcext:value-type="float">
            <text:p>0.001226635704835</text:p>
          </table:table-cell>
          <table:table-cell table:formula="of:=([.H19]-[.$O$2])*[.M19]-[.$O$1]*[.K19]" office:value-type="float" office:value="-0.137678707473196" calcext:value-type="float">
            <text:p>-0.137678707473196</text:p>
          </table:table-cell>
          <table:table-cell table:formula="of:=[.O19]^2" office:value-type="float" office:value="0.0189554264914898" calcext:value-type="float">
            <text:p>0.01895542649149</text:p>
          </table:table-cell>
          <table:table-cell table:formula="of:=EXP([.$R$2]+[.$S$2]*[.K19])" office:value-type="float" office:value="12155.8862638781" calcext:value-type="float">
            <text:p>12155.8862638781</text:p>
          </table:table-cell>
          <table:table-cell table:formula="of:=EXP([.$R$2]+[.$S$2]*[.K19]+[.$T$2]*[.M19])" office:value-type="float" office:value="12256.1497887015" calcext:value-type="float">
            <text:p>12256.1497887015</text:p>
          </table:table-cell>
          <table:table-cell table:formula="of:=EXP([.$R$2]+[.$S$2]*[.K19]+[.$T$2]*[.M19]+[.$U$2]*[.O19])" office:value-type="float" office:value="12241.3466264225" calcext:value-type="float">
            <text:p>12241.3466264225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table:formula="of:=[.T19]-[.Q19]" office:value-type="float" office:value="-255.886263878134" calcext:value-type="float">
            <text:p>-255.8862638781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48.09" calcext:value-type="float">
            <text:p>48.09</text:p>
          </table:table-cell>
          <table:table-cell office:value-type="float" office:value="4370" calcext:value-type="float">
            <text:p>4370</text:p>
          </table:table-cell>
          <table:table-cell office:value-type="float" office:value="2710" calcext:value-type="float">
            <text:p>2710</text:p>
          </table:table-cell>
          <table:table-cell table:formula="of:=[.D20]/[.E20]" office:value-type="float" office:value="1.61254612546125" calcext:value-type="float">
            <text:p>1.61254612546125</text:p>
          </table:table-cell>
          <table:table-cell table:formula="of:=[.C20]-[.$D$2]" office:value-type="float" office:value="6.09" calcext:value-type="float">
            <text:p>6.09</text:p>
          </table:table-cell>
          <table:table-cell table:formula="of:=LN([.G20])" office:value-type="float" office:value="1.80664808172181" calcext:value-type="float">
            <text:p>1.80664808172181</text:p>
          </table:table-cell>
          <table:table-cell table:formula="of:=LN([.D20])" office:value-type="float" office:value="8.38251828808964" calcext:value-type="float">
            <text:p>8.38251828808964</text:p>
          </table:table-cell>
          <table:table-cell office:value-type="float" office:value="1" calcext:value-type="float">
            <text:p>1</text:p>
          </table:table-cell>
          <table:table-cell table:formula="of:=[.H20]-[.$K$2]" office:value-type="float" office:value="-0.235744855145076" calcext:value-type="float">
            <text:p>-0.235744855145076</text:p>
          </table:table-cell>
          <table:table-cell table:formula="of:=[.K20]^2" office:value-type="float" office:value="0.0555756367273729" calcext:value-type="float">
            <text:p>0.055575636727373</text:p>
          </table:table-cell>
          <table:table-cell table:formula="of:=([.H20]-[.$M$2])*[.K20]-[.$M$1]*[.J20]" office:value-type="float" office:value="-0.29133007778406" calcext:value-type="float">
            <text:p>-0.29133007778406</text:p>
          </table:table-cell>
          <table:table-cell table:formula="of:=[.M20]^2" office:value-type="float" office:value="0.0848732142216667" calcext:value-type="float">
            <text:p>0.084873214221667</text:p>
          </table:table-cell>
          <table:table-cell table:formula="of:=([.H20]-[.$O$2])*[.M20]-[.$O$1]*[.K20]" office:value-type="float" office:value="0.0341084839692198" calcext:value-type="float">
            <text:p>0.03410848396922</text:p>
          </table:table-cell>
          <table:table-cell table:formula="of:=[.O20]^2" office:value-type="float" office:value="0.00116338867867852" calcext:value-type="float">
            <text:p>0.001163388678679</text:p>
          </table:table-cell>
          <table:table-cell table:formula="of:=EXP([.$R$2]+[.$S$2]*[.K20])" office:value-type="float" office:value="3900.61979656807" calcext:value-type="float">
            <text:p>3900.61979656807</text:p>
          </table:table-cell>
          <table:table-cell table:formula="of:=EXP([.$R$2]+[.$S$2]*[.K20]+[.$T$2]*[.M20])" office:value-type="float" office:value="4176.45790881503" calcext:value-type="float">
            <text:p>4176.45790881503</text:p>
          </table:table-cell>
          <table:table-cell table:formula="of:=EXP([.$R$2]+[.$S$2]*[.K20]+[.$T$2]*[.M20]+[.$U$2]*[.O20])" office:value-type="float" office:value="4177.70854677835" calcext:value-type="float">
            <text:p>4177.70854677835</text:p>
          </table:table-cell>
          <table:table-cell office:value-type="float" office:value="4370" calcext:value-type="float">
            <text:p>4370</text:p>
          </table:table-cell>
          <table:table-cell office:value-type="float" office:value="1" calcext:value-type="float">
            <text:p>1</text:p>
          </table:table-cell>
          <table:table-cell table:formula="of:=[.T20]-[.Q20]" office:value-type="float" office:value="469.380203431933" calcext:value-type="float">
            <text:p>469.3802034319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float" office:value="57.62" calcext:value-type="float">
            <text:p>57.62</text:p>
          </table:table-cell>
          <table:table-cell/>
          <table:table-cell office:value-type="float" office:value="7320" calcext:value-type="float">
            <text:p>7320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Source Han Serif CN" svg:font-family="'Source Han Serif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Source Han Serif CN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loext:min-decimal-places="0" number:min-integer-digits="1" number:grouping="true"/>
    </number:number-style>
    <number:number-style style:name="N117">
      <number:text>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loext:min-decimal-places="2" number:min-integer-digits="1" number:grouping="true"/>
    </number:number-style>
    <number:number-style style:name="N120">
      <number:text>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Source Han Serif CN" style:font-family-asian="'Source Han Serif CN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00/00/00</text:date>, <text:time style:data-style-name="N2" text:time-value="16:22:10.75793646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cl</meta:initial-creator>
    <meta:creation-date>1899-12-30T08:00:00</meta:creation-date>
    <dc:date>2018-05-14T17:31:30.619160684</dc:date>
    <meta:editing-duration>PT15M57S</meta:editing-duration>
    <meta:editing-cycles>4</meta:editing-cycles>
    <meta:generator>LibreOffice/6.0.3.2$Linux_X86_64 LibreOffice_project/8f48d515416608e3a835360314dac7e47fd0b821</meta:generator>
    <meta:document-statistic meta:table-count="3" meta:cell-count="424" meta:object-count="0"/>
    <meta:user-defined meta:name="KSOProductBuildVer">1033-9.1.0.4280</meta:user-defined>
  </office:meta>
</office:document-meta>
</file>